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nchStemmer.isVowel( char ch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renchStemmer.deleteFromIfPrecededIn( String source , String [ ] search , String from , String pre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renchStemmer.step1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renchStemmer.setStr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renchStemmer.deleteButSuffixFromElseReplace( String source , String [ ] search , String prefix , boolean without , String from , String repla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renchStemmer.deleteFrom( String source , String [ ] suf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renchStemmer.step6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FrenchStemmer.step2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renchStemmer.step2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enchStemmer.treatVowels( StringBuffer buffe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0">
            <text:p text:style-name="Table_20_Contents">3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renchStemmer.retrieveRV( StringBuffer buff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renchStemmer.deleteButSuffixFrom( String source , String [ ] search , String prefix , boolean with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renchStemmer.retrieveR( StringBuffer buff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renchStemmer.isStemmable( String ter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renchStemmer.step4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renchStemmer.stem( String ter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renchStemmer.step3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renchStemmer.deleteFromIfTestVowelBeforeIn( String source , String [ ] search , boolean vowel , String fro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renchStemmer.replaceFrom( String source , String [ ] search , String repl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renchStemmer.step5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